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bonds_high" table:style-name="ta1">
        <table:shapes>
          <draw:frame draw:z-index="0" draw:style-name="gr1" draw:text-style-name="P1" svg:width="6.2988in" svg:height="3.5429in" svg:x="0.0988in" svg:y="3.7102in">
            <draw:object draw:notify-on-update-of-ranges="hbonds_high.A8:hbonds_high.A8 hbonds_high.A9:hbonds_high.A10 hbonds_high.B8:hbonds_high.B8 hbonds_high.B9:hbonds_high.B10 hbonds_high.C8:hbonds_high.C8 hbonds_high.C9:hbonds_high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9591in" svg:y="3.3126in">
            <draw:object draw:notify-on-update-of-ranges="hbonds_high.F8:hbonds_high.F8 hbonds_high.F9:hbonds_high.F11 hbonds_high.G8:hbonds_high.G8 hbonds_high.G9:hbonds_high.G11 hbonds_high.H8:hbonds_high.H8 hbonds_high.H9:hbonds_high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978in" svg:y="7.5476in">
            <draw:object draw:notify-on-update-of-ranges="hbonds_high.J8:hbonds_high.J8 hbonds_high.J9:hbonds_high.J11 hbonds_high.K8:hbonds_high.K8 hbonds_high.K9:hbonds_high.K11 hbonds_high.L8:hbonds_high.L8 hbonds_high.L9:hbonds_high.L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GAS</text:p>
          </table:table-cell>
          <table:table-cell table:number-columns-repeated="4"/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&gt;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4])" office:value-type="float" office:value="86" calcext:value-type="float">
            <text:p>86</text:p>
          </table:table-cell>
          <table:table-cell table:formula="of:=SUM([.C3:.C4])" office:value-type="float" office:value="37" calcext:value-type="float">
            <text:p>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formula="of:=SUM([.G3:.G5])" office:value-type="float" office:value="97" calcext:value-type="float">
            <text:p>97</text:p>
          </table:table-cell>
          <table:table-cell table:formula="of:=SUM([.H3:.H5])" office:value-type="float" office:value="22" calcext:value-type="float">
            <text:p>22</text:p>
          </table:table-cell>
          <table:table-cell table:number-columns-repeated="2"/>
          <table:table-cell table:formula="of:=SUM([.K3:.K5])" office:value-type="float" office:value="104" calcext:value-type="float">
            <text:p>104</text:p>
          </table:table-cell>
          <table:table-cell table:formula="of:=SUM([.L3:.L5])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  <table:table-cell table:number-columns-repeated="2"/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  <table:table-cell/>
          <table:table-cell office:value-type="string" calcext:value-type="string">
            <text:p>hbonds</text:p>
          </table:table-cell>
          <table:table-cell office:value-type="string" calcext:value-type="string">
            <text:p>% all</text:p>
          </table:table-cell>
          <table:table-cell office:value-type="string" calcext:value-type="string">
            <text:p>% &gt; 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/[.B$5]*100" office:value-type="float" office:value="83.7209302325581" calcext:value-type="float">
            <text:p>83.7209302325581</text:p>
          </table:table-cell>
          <table:table-cell table:formula="of:=[.C3]/[.C$5]*100" office:value-type="float" office:value="72.972972972973" calcext:value-type="float">
            <text:p>72.9729729729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3]/[.G$6]*100" office:value-type="float" office:value="47.4226804123711" calcext:value-type="float">
            <text:p>47.4226804123711</text:p>
          </table:table-cell>
          <table:table-cell table:formula="of:=[.H3]/[.H$6]*100" office:value-type="float" office:value="40.9090909090909" calcext:value-type="float">
            <text:p>40.909090909090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/[.K$6]*100" office:value-type="float" office:value="83.6538461538462" calcext:value-type="float">
            <text:p>83.6538461538462</text:p>
          </table:table-cell>
          <table:table-cell table:formula="of:=[.L3]/[.L$6]*10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/[.B$5]*100" office:value-type="float" office:value="16.2790697674419" calcext:value-type="float">
            <text:p>16.2790697674419</text:p>
          </table:table-cell>
          <table:table-cell table:formula="of:=[.C4]/[.C$5]*100" office:value-type="float" office:value="27.027027027027" calcext:value-type="float">
            <text:p>27.0270270270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4]/[.G$6]*100" office:value-type="float" office:value="46.3917525773196" calcext:value-type="float">
            <text:p>46.3917525773196</text:p>
          </table:table-cell>
          <table:table-cell table:formula="of:=[.H4]/[.H$6]*100" office:value-type="float" office:value="45.4545454545455" calcext:value-type="float">
            <text:p>45.45454545454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]/[.K$6]*100" office:value-type="float" office:value="0.961538461538462" calcext:value-type="float">
            <text:p>0.961538461538462</text:p>
          </table:table-cell>
          <table:table-cell table:formula="of:=[.L4]/[.L$6]*10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/[.B$5]*100" office:value-type="float" office:value="100" calcext:value-type="float">
            <text:p>100</text:p>
          </table:table-cell>
          <table:table-cell table:formula="of:=[.C5]/[.C$5]*100"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5]/[.G$6]*100" office:value-type="float" office:value="6.18556701030928" calcext:value-type="float">
            <text:p>6.18556701030928</text:p>
          </table:table-cell>
          <table:table-cell table:formula="of:=[.H5]/[.H$6]*100" office:value-type="float" office:value="13.6363636363636" calcext:value-type="float">
            <text:p>13.63636363636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K5]/[.K$6]*100" office:value-type="float" office:value="15.3846153846154" calcext:value-type="float">
            <text:p>15.3846153846154</text:p>
          </table:table-cell>
          <table:table-cell table:formula="of:=[.L5]/[.L$6]*100"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table:formula="of:=[.G6]/[.G$6]*100" office:value-type="float" office:value="100" calcext:value-type="float">
            <text:p>100</text:p>
          </table:table-cell>
          <table:table-cell table:formula="of:=[.H6]/[.H$6]*100" office:value-type="float" office:value="100" calcext:value-type="float">
            <text:p>100</text:p>
          </table:table-cell>
          <table:table-cell table:number-columns-repeated="2"/>
          <table:table-cell table:formula="of:=[.K6]/[.K$6]*100" office:value-type="float" office:value="100" calcext:value-type="float">
            <text:p>100</text:p>
          </table:table-cell>
          <table:table-cell table:formula="of:=[.L6]/[.L$6]*100" office:value-type="float" office:value="100" calcext:value-type="float">
            <text:p>100</text:p>
          </table:table-cell>
        </table:table-row>
      </table:table>
      <table:named-expressions/>
      <table:database-ranges>
        <table:database-range table:name="__Anonymous_Sheet_DB__0" table:target-range-address="hbonds_high.F2:hbonds_high.G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14:16:30.291788860</dc:date>
    <meta:editing-duration>PT9M21S</meta:editing-duration>
    <meta:editing-cycles>2</meta:editing-cycles>
    <meta:generator>LibreOffice/7.3.7.2$Linux_X86_64 LibreOffice_project/30$Build-2</meta:generator>
    <meta:document-statistic meta:table-count="1" meta:cell-count="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17cm" svg:y="0.316cm" chart:style-name="ch2">
          <text:p>GASright</text:p>
        </chart:title>
        <chart:legend chart:legend-position="end" svg:x="13.816cm" svg:y="3.952cm" style:legend-expansion="high" chart:style-name="ch3"/>
        <chart:plot-area chart:style-name="ch4" table:cell-range-address="hbonds_high.A8:hbonds_high.C10" chart:data-source-has-labels="both" svg:x="1.331cm" svg:y="1.275cm" svg:width="12.165cm" svg:height="6.564cm">
          <chart:coordinate-region svg:x="1.952cm" svg:y="1.474cm" svg:width="11.544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 # hbonds</text:p>
            </chart:title>
            <chart:categories table:cell-range-address="hbonds_high.A9:hbonds_high.A10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_high.B9:hbonds_high.B10" chart:label-cell-address="hbonds_high.B8:hbonds_high.B8" chart:class="chart:bar">
            <chart:data-point chart:repeated="2"/>
          </chart:series>
          <chart:series chart:style-name="ch11" chart:values-cell-range-address="hbonds_high.C9:hbonds_high.C10" chart:label-cell-address="hbonds_high.C8:hbonds_high.C8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_high.B8:hbonds_high.B8</svg:desc>
                </draw:g>
              </table:table-cell>
              <table:table-cell office:value-type="string">
                <text:p>% &gt; 40%</text:p>
                <draw:g>
                  <svg:desc>hbonds_high.C8:hbonds_high.C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_high.A9:hbonds_high.A10</svg:desc>
                </draw:g>
              </table:table-cell>
              <table:table-cell office:value-type="float" office:value="83.7209302325581">
                <text:p>83.7209302325581</text:p>
                <draw:g>
                  <svg:desc>hbonds_high.B9:hbonds_high.B10</svg:desc>
                </draw:g>
              </table:table-cell>
              <table:table-cell office:value-type="float" office:value="72.972972972973">
                <text:p>72.972972972973</text:p>
                <draw:g>
                  <svg:desc>hbonds_high.C9:hbonds_high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.2790697674419">
                <text:p>16.2790697674419</text:p>
              </table:table-cell>
              <table:table-cell office:value-type="float" office:value="27.027027027027">
                <text:p>27.027027027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546cm" svg:y="0.316cm" chart:style-name="ch2">
          <text:p>Left</text:p>
        </chart:title>
        <chart:legend chart:legend-position="end" svg:x="13.816cm" svg:y="3.952cm" style:legend-expansion="high" chart:style-name="ch3"/>
        <chart:plot-area chart:style-name="ch4" table:cell-range-address="hbonds_high.F8:hbonds_high.H11" chart:data-source-has-labels="both" svg:x="1.331cm" svg:y="1.275cm" svg:width="12.165cm" svg:height="6.564cm">
          <chart:coordinate-region svg:x="1.952cm" svg:y="1.474cm" svg:width="11.544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# hbonds</text:p>
            </chart:title>
            <chart:categories table:cell-range-address="hbonds_high.F9:hbonds_high.F11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_high.G9:hbonds_high.G11" chart:label-cell-address="hbonds_high.G8:hbonds_high.G8" chart:class="chart:bar">
            <chart:data-point chart:repeated="3"/>
          </chart:series>
          <chart:series chart:style-name="ch11" chart:values-cell-range-address="hbonds_high.H9:hbonds_high.H11" chart:label-cell-address="hbonds_high.H8:hbonds_high.H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_high.G8:hbonds_high.G8</svg:desc>
                </draw:g>
              </table:table-cell>
              <table:table-cell office:value-type="string">
                <text:p>% &gt; 40%</text:p>
                <draw:g>
                  <svg:desc>hbonds_high.H8:hbonds_high.H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_high.F9:hbonds_high.F11</svg:desc>
                </draw:g>
              </table:table-cell>
              <table:table-cell office:value-type="float" office:value="47.4226804123711">
                <text:p>47.4226804123711</text:p>
                <draw:g>
                  <svg:desc>hbonds_high.G9:hbonds_high.G11</svg:desc>
                </draw:g>
              </table:table-cell>
              <table:table-cell office:value-type="float" office:value="40.9090909090909">
                <text:p>40.9090909090909</text:p>
                <draw:g>
                  <svg:desc>hbonds_high.H9:hbonds_high.H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6.3917525773196">
                <text:p>46.3917525773196</text:p>
              </table:table-cell>
              <table:table-cell office:value-type="float" office:value="45.4545454545455">
                <text:p>45.45454545454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18556701030928">
                <text:p>6.18556701030928</text:p>
              </table:table-cell>
              <table:table-cell office:value-type="float" office:value="13.6363636363636">
                <text:p>13.636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401cm" svg:y="0.316cm" chart:style-name="ch2">
          <text:p>Right</text:p>
        </chart:title>
        <chart:legend chart:legend-position="end" svg:x="13.816cm" svg:y="3.952cm" style:legend-expansion="high" chart:style-name="ch3"/>
        <chart:plot-area chart:style-name="ch4" table:cell-range-address="hbonds_high.J8:hbonds_high.L11" chart:data-source-has-labels="both" svg:x="1.331cm" svg:y="1.275cm" svg:width="12.165cm" svg:height="6.564cm">
          <chart:coordinate-region svg:x="2.138cm" svg:y="1.474cm" svg:width="11.358cm" svg:height="5.718cm"/>
          <chart:axis chart:dimension="x" chart:name="primary-x" chart:style-name="ch5" chartooo:axis-type="auto">
            <chartooo:date-scale/>
            <chart:title svg:x="6.681cm" svg:y="8.019cm" chart:style-name="ch6">
              <text:p># hbonds</text:p>
            </chart:title>
            <chart:categories table:cell-range-address="hbonds_high.J9:hbonds_high.J11"/>
          </chart:axis>
          <chart:axis chart:dimension="y" chart:name="primary-y" chart:style-name="ch7">
            <chart:title svg:x="0.451cm" svg:y="5.593cm" chart:style-name="ch8">
              <text:p>% sequences</text:p>
            </chart:title>
            <chart:grid chart:style-name="ch9" chart:class="major"/>
          </chart:axis>
          <chart:series chart:style-name="ch10" chart:values-cell-range-address="hbonds_high.K9:hbonds_high.K11" chart:label-cell-address="hbonds_high.K8:hbonds_high.K8" chart:class="chart:bar">
            <chart:data-point chart:repeated="3"/>
          </chart:series>
          <chart:series chart:style-name="ch11" chart:values-cell-range-address="hbonds_high.L9:hbonds_high.L11" chart:label-cell-address="hbonds_high.L8:hbonds_high.L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ll</text:p>
                <draw:g>
                  <svg:desc>hbonds_high.K8:hbonds_high.K8</svg:desc>
                </draw:g>
              </table:table-cell>
              <table:table-cell office:value-type="string">
                <text:p>% &gt; 40%</text:p>
                <draw:g>
                  <svg:desc>hbonds_high.L8:hbonds_high.L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bonds_high.J9:hbonds_high.J11</svg:desc>
                </draw:g>
              </table:table-cell>
              <table:table-cell office:value-type="float" office:value="83.6538461538462">
                <text:p>83.6538461538462</text:p>
                <draw:g>
                  <svg:desc>hbonds_high.K9:hbonds_high.K11</svg:desc>
                </draw:g>
              </table:table-cell>
              <table:table-cell office:value-type="float" office:value="90">
                <text:p>90</text:p>
                <draw:g>
                  <svg:desc>hbonds_high.L9:hbonds_high.L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61538461538462">
                <text:p>0.961538461538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3846153846154">
                <text:p>15.3846153846154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